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b06c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Heading_20_1">
      <style:paragraph-properties fo:text-align="center" style:justify-single-word="false"/>
      <style:text-properties style:font-name="Liberation Serif"/>
    </style:style>
    <style:style style:name="P4" style:family="paragraph" style:parent-style-name="Heading_20_1">
      <style:text-properties style:font-name="Liberation Serif" officeooo:rsid="0021b06c" officeooo:paragraph-rsid="0021b06c"/>
    </style:style>
    <style:style style:name="P5" style:family="paragraph" style:parent-style-name="Text_20_body">
      <style:paragraph-properties fo:text-align="justify" style:justify-single-word="false"/>
      <style:text-properties fo:font-size="14pt" officeooo:paragraph-rsid="00462a6c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fo:font-size="14pt" officeooo:paragraph-rsid="003cb04b" style:font-size-asian="14pt" style:font-size-complex="14pt"/>
    </style:style>
    <style:style style:name="T1" style:family="text">
      <style:text-properties style:font-name="Liberation Serif" officeooo:rsid="0021b06c"/>
    </style:style>
    <style:style style:name="T2" style:family="text">
      <style:text-properties officeooo:rsid="0021b06c"/>
    </style:style>
    <style:style style:name="T3" style:family="text">
      <style:text-properties officeooo:rsid="0026d143"/>
    </style:style>
    <style:style style:name="T4" style:family="text">
      <style:text-properties officeooo:rsid="0028c6c1"/>
    </style:style>
    <style:style style:name="T5" style:family="text">
      <style:text-properties officeooo:rsid="002c1f1a"/>
    </style:style>
    <style:style style:name="T6" style:family="text">
      <style:text-properties officeooo:rsid="002f7ae9"/>
    </style:style>
    <style:style style:name="T7" style:family="text">
      <style:text-properties officeooo:rsid="0030dd55"/>
    </style:style>
    <style:style style:name="T8" style:family="text">
      <style:text-properties officeooo:rsid="0032aad6"/>
    </style:style>
    <style:style style:name="T9" style:family="text">
      <style:text-properties officeooo:rsid="0034acea"/>
    </style:style>
    <style:style style:name="T10" style:family="text">
      <style:text-properties officeooo:rsid="00353755"/>
    </style:style>
    <style:style style:name="T11" style:family="text">
      <style:text-properties officeooo:rsid="003552f8"/>
    </style:style>
    <style:style style:name="T12" style:family="text">
      <style:text-properties officeooo:rsid="00364f41"/>
    </style:style>
    <style:style style:name="T13" style:family="text">
      <style:text-properties officeooo:rsid="00382422"/>
    </style:style>
    <style:style style:name="T14" style:family="text">
      <style:text-properties officeooo:rsid="003a155b"/>
    </style:style>
    <style:style style:name="T15" style:family="text">
      <style:text-properties officeooo:rsid="003af56f"/>
    </style:style>
    <style:style style:name="T16" style:family="text">
      <style:text-properties officeooo:rsid="003cb04b"/>
    </style:style>
    <style:style style:name="T17" style:family="text">
      <style:text-properties officeooo:rsid="00462a6c"/>
    </style:style>
    <style:style style:name="T18" style:family="text">
      <style:text-properties officeooo:rsid="00471e17"/>
    </style:style>
    <style:style style:name="T19" style:family="text">
      <style:text-properties officeooo:rsid="00483a68"/>
    </style:style>
    <style:style style:name="T20" style:family="text">
      <style:text-properties officeooo:rsid="004a266d"/>
    </style:style>
    <style:style style:name="T21" style:family="text">
      <style:text-properties officeooo:rsid="004a2e59"/>
    </style:style>
    <style:style style:name="T22" style:family="text">
      <style:text-properties officeooo:rsid="004b5d4d"/>
    </style:style>
    <style:style style:name="T23" style:family="text">
      <style:text-properties officeooo:rsid="004d431c"/>
    </style:style>
    <style:style style:name="T24" style:family="text">
      <style:text-properties officeooo:rsid="004f0db1"/>
    </style:style>
    <style:style style:name="T25" style:family="text">
      <style:text-properties officeooo:rsid="0050d778"/>
    </style:style>
    <style:style style:name="T26" style:family="text">
      <style:text-properties officeooo:rsid="0052294b"/>
    </style:style>
    <style:style style:name="T27" style:family="text">
      <style:text-properties officeooo:rsid="00537198"/>
    </style:style>
    <style:style style:name="T28" style:family="text">
      <style:text-properties officeooo:rsid="00552f21"/>
    </style:style>
    <style:style style:name="T29" style:family="text">
      <style:text-properties officeooo:rsid="0056dc5d"/>
    </style:style>
    <style:style style:name="T30" style:family="text">
      <style:text-properties officeooo:rsid="00596f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«Шоковая терапия» в России: успех или провал проводимой политики?</text:h>
      <text:p text:style-name="Text_20_body"/>
      <text:p text:style-name="P5"><text:tab/>"<text:span text:style-name="T17">Ш</text:span>оковая терапия" стала <text:span text:style-name="T17">о</text:span>дним из самых известных экономи<text:span text:style-name="T6">ческих явлений</text:span> страны в последнее десятилетие прошлого века. <text:span text:style-name="T7">Данные</text:span> реформы влияют на Россию и сегодня, их называют одним из самых важных <text:span text:style-name="T3">событий</text:span> 1990-х годов. В основе <text:span text:style-name="T8">шоковой терапии</text:span> лежит целый комплекс мер, направленных на помощь государству в быстром преодолении кризиса. Увы, эти мер<text:span text:style-name="T8">ы</text:span> не всегда да<text:span text:style-name="T8">ют</text:span> желаем<text:span text:style-name="T8">ый</text:span> эффект, и, если их неправильно применять, могут усугубить ситуацию.</text:p>
      <text:p text:style-name="P2"><text:tab/><text:span text:style-name="T22">О</text:span>дной из ключевых инициатив, проведенных правительством, стала <text:span text:style-name="T22">либерализация</text:span> цен: с 2 февраля 1992 года розничные и оптовые цены на большинство товаров были освобождены от центрального регулирования государственными органами. Государство сохранило за собой право ограничивать цены на <text:span text:style-name="T4">небольшое</text:span> число <text:span text:style-name="T4">базовых </text:span>товаров и услуг, таких как хлеб и проезд в общественном транспорте. Согласно планам реформаторов, функция установления цен становилась прерогативой коммерческих организаций, которые должны были устанавливать цены на конкретные товары на основе <text:span text:style-name="T23">рыночных </text:span>принципов конкуренции и соотношения спроса и предложения. Согласно правительственным прогнозам, цены должны были вырасти в среднем вдвое. На деле же только за первый месяц цены выросли в среднем на 400 процентов. Чтобы сохранить покупательную способность населения, были повышены зарплаты госслужащих, но темпы роста были незначительными. Кроме того, была проведена либерализация торговли, и деятельность в этом секторе была выведена из-под контроля государства и передана в руки частных лиц и организаций.</text:p>
      <text:p text:style-name="P2"><text:tab/><text:span text:style-name="T18">П</text:span>олитологи считают отсутствие экономической <text:span text:style-name="T28">свободы</text:span> одной из основных причин провала реформ. В частности, большинство отечественных товаров было переведено на негосударственные обменные курсы, что позволило Гайда<text:span text:style-name="T4">р</text:span>у <text:soft-page-break/>"распределить" цены, либерализовать внешнюю и внутреннюю торговлю и ввести конвертируемую валюту, в то время как такие товары, как нефть, газ и железнодорожный транспорт, оставались под контролем государства, что подпитывало инфляционные ожидания. Внутренняя бюрократия также привела к тому, что начальники стали прикреплять к товарам свои собственные "лицензии и разрешения". Этот конфликт между "верхами и низами" создал серый рынок и подорвал реформы.</text:p>
      <text:p text:style-name="P2"><text:tab/>Еще одной важной причиной провала реформ стала попытка государства отказаться от идеи "плавающего курса" рубля: <text:span text:style-name="T5">в</text:span> октябре-ноябре 1997 года Россия начала ощущать последствия азиатского финансового кризиса. <text:span text:style-name="T18">Опасаясь</text:span> спекулятивны<text:span text:style-name="T18">х</text:span> атак на рубль на валютном рынке, руководство <text:span text:style-name="T18">ЦБ </text:span>предложило отказаться от валютного коридора и ввести систему плавающего курса рубля. <text:span text:style-name="T18">Данное предложение было отклонено правительством, из-за чего валютный коридор был сохранен. </text:span>В результате в течение следующего года Россия была вынуждена тратить деньги не только на поддержание рыночного курса ГКО, но и на поддержание курса рубля в рамках валютного коридора, <text:span text:style-name="T27">активно</text:span> <text:span text:style-name="T27">опустошая</text:span> свои <text:span text:style-name="T29">денежные</text:span> резервы. Дефолт 17 августа 1998 года стал признаком того, что в условиях низкой инфляции обменный курс становится следствием экономической политики, а не ее основной целью. Любые попытки государства воздействовать на обменный курс в конечном итоге могут привести к серьезному нарушению баланса в экономике, преодоление которого возможно лишь через кризисные события.</text:p>
      <text:p text:style-name="P7"><text:tab/>Одним из ключевых принципов шоковой терапии является передача в частные руки государственных предприятий <text:span text:style-name="T19">(приватизация)</text:span>. Совет министров, сформированный после отставки Егора Гайдара в 1993 году, заложил основы этого важного мероприятия, определил главные меры, которые нужно предпринять, чтобы достичь цели. Несмотря на то, что закон <text:span text:style-name="T9">о</text:span> приватизации был принят летом <text:soft-page-break/>1991 г., методологию процесса разработали только в следующ<text:span text:style-name="T9">ем</text:span> год<text:span text:style-name="T9">у</text:span>. <text:span text:style-name="T13">Приватизация началась летом 1992 </text:span><text:span text:style-name="T30">г.</text:span><text:span text:style-name="T13">, но достигла больших масштабов в 1993-1995 годах.</text:span> Отличительной особенностью российской приватизации был<text:span text:style-name="T14">а возможность участия в ней всех граждан, которым </text:span>предоставлялись специальные гарантии - приватизационные чеки или ваучеры. <text:span text:style-name="T24">Предпологалось</text:span>, что любой гражданин может купить часть предприятия, выведенного из собственности <text:span text:style-name="T15">государства</text:span>. <text:span text:style-name="T26">П</text:span>риватизаци<text:span text:style-name="T26">я</text:span> государственного имущества представлял<text:span text:style-name="T26">а</text:span> собой важн<text:span text:style-name="T25">ую часть процесса</text:span>, с помощью которого в России проводилась шоковая терапия. <text:span text:style-name="T16">Ее последствия</text:span> были весьма неопределенными. С одной стороны, государство успешно избавилось от большинства невыгодных предприятий, освободив бюджет для других нужд. Однако в тоже время некоторые предприятия, которые при грамотном управлении могли бы приносить существенную прибыль, были проданы почти даром. Большинство этих предприятий сосредоточено в руках небольшого числа олигархов.</text:p>
      <text:p text:style-name="P2"><text:tab/>Неудач<text:span text:style-name="T12">у</text:span> шоковой терапии в России <text:span text:style-name="T11">можно обьяснить неполной реализацией элементов классической схемы</text:span>. Например, подход шоковой терапии предполагает <text:span text:style-name="T10">отсутствие инфляции</text:span>, но в России, напротив, инфляция достигла беспрецедентного уровня. Немаловажную роль в провале сыграло и то, что многие реформы, которых требовала шоковая терапия, не <text:span text:style-name="T20">получилось</text:span> завершить в кратчайшие сроки из-за отставки правительства Гайдара. Если бы не эти неудачи, возможно, переходный период был бы менее <text:span text:style-name="T20">тяжелым</text:span> и, <text:span text:style-name="T20">может быть</text:span>, эффект от реформ проявился бы немного раньше. Несмотря на все усилия, реформам не удалось снизить темпы инфляции, и в экономике страны начали проявляться негативные явления, такие как снижение валового внутреннего продукта, уменьшение налоговых поступлений и увеличение криминальных проявлений в сфере экономики.</text:p>
      <text:h text:style-name="P4" text:outline-level="1"><text:soft-page-break/>Список источников</text:h>
      <text:p text:style-name="P1"><text:span text:style-name="T1">1) </text:span><text:a xlink:type="simple" xlink:href="https://ote4estvo.ru/sobytiya-xx/1265-shokovaya-terapiya-v-rossii.html" text:style-name="Internet_20_link" text:visited-style-name="Visited_20_Internet_20_Link"><text:span text:style-name="T1">Шоковая терапия в России</text:span></text:a></text:p>
      <text:p text:style-name="P1"><text:span text:style-name="T2">2) </text:span><text:a xlink:type="simple" xlink:href="https://fb.ru/article/232707/shokovaya-terapiya-v-rossii-goda" text:style-name="Internet_20_link" text:visited-style-name="Visited_20_Internet_20_Link"><text:span text:style-name="T2">Шоковая терапия в России 1992 года</text:span></text:a></text:p>
      <text:p text:style-name="P1"><text:span text:style-name="T2">3) </text:span><text:a xlink:type="simple" xlink:href="https://www.rbc.ru/photoreport/02/01/2017/58626b0a9a7947265f7cbe72" text:style-name="Internet_20_link" text:visited-style-name="Visited_20_Internet_20_Link"><text:span text:style-name="T2">«Шоковая терапия»: как Россия пережила либерализацию цен 25 лет назад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3:43:03.400297621</meta:creation-date>
    <dc:date>2023-12-05T22:17:48.517107853</dc:date>
    <meta:editing-duration>PT1H53M29S</meta:editing-duration>
    <meta:editing-cycles>54</meta:editing-cycles>
    <meta:generator>LibreOffice/7.4.7.2$Linux_X86_64 LibreOffice_project/40$Build-2</meta:generator>
    <meta:document-statistic meta:table-count="0" meta:image-count="0" meta:object-count="0" meta:page-count="4" meta:paragraph-count="11" meta:word-count="734" meta:character-count="5575" meta:non-whitespace-character-count="4846"/>
  </office:meta>
</office:document-meta>
</file>